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2a7c" officeooo:paragraph-rsid="00192a7c"/>
    </style:style>
    <style:style style:name="P2" style:family="paragraph" style:parent-style-name="Standard">
      <style:paragraph-properties fo:text-align="center" style:justify-single-word="false"/>
      <style:text-properties officeooo:rsid="00192a7c" officeooo:paragraph-rsid="00192a7c"/>
    </style:style>
    <style:style style:name="P3" style:family="paragraph" style:parent-style-name="Standard">
      <style:text-properties fo:font-style="italic" officeooo:rsid="00192a7c" officeooo:paragraph-rsid="00192a7c" style:font-style-asian="italic" style:font-style-complex="italic"/>
    </style:style>
    <style:style style:name="P4" style:family="paragraph" style:parent-style-name="Standard">
      <style:text-properties officeooo:rsid="0019f76b" officeooo:paragraph-rsid="00192a7c"/>
    </style:style>
    <style:style style:name="P5" style:family="paragraph" style:parent-style-name="Standard">
      <style:text-properties officeooo:rsid="0019f76b" officeooo:paragraph-rsid="0019f76b"/>
    </style:style>
    <style:style style:name="P6" style:family="paragraph" style:parent-style-name="Standard">
      <style:text-properties officeooo:rsid="001a2f65" officeooo:paragraph-rsid="001a2f65"/>
    </style:style>
    <style:style style:name="P7" style:family="paragraph" style:parent-style-name="Standard">
      <style:text-properties officeooo:rsid="00192a7c" officeooo:paragraph-rsid="00192a7c"/>
    </style:style>
    <style:style style:name="P8" style:family="paragraph" style:parent-style-name="Standard">
      <style:text-properties officeooo:rsid="001cbbe5" officeooo:paragraph-rsid="001cbbe5"/>
    </style:style>
    <style:style style:name="T1" style:family="text">
      <style:text-properties officeooo:rsid="0019f76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f76b"/>
    </style:style>
    <style:style style:name="T4" style:family="text">
      <style:text-properties officeooo:rsid="001a2f65"/>
    </style:style>
    <style:style style:name="T5" style:family="text">
      <style:text-properties officeooo:rsid="001b3de4"/>
    </style:style>
    <style:style style:name="T6" style:family="text">
      <style:text-properties style:font-name="Courier New"/>
    </style:style>
    <style:style style:name="T7" style:family="text">
      <style:text-properties officeooo:rsid="001ba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1">Paths</text:span></text:p>
      <text:p text:style-name="P2">by <text:span text:style-name="T7">Adam Nemecek, </text:span>Sven Nilsen<text:span text:style-name="T4">, </text:span>2020</text:p>
      <text:p text:style-name="P1"/>
      <text:p text:style-name="P3">In this paper I formalize adjoint <text:span text:style-name="T4">paths using</text:span> path semantics.</text:p>
      <text:p text:style-name="P4"/>
      <text:p text:style-name="P5">A<text:span text:style-name="T4">n</text:span> adjoint <text:span text:style-name="T4">path</text:span> is a relationship between two asymmetric normal paths of `f`:</text:p>
      <text:p text:style-name="P1"/>
      <text:p text:style-name="P1"><text:tab/>f[g<text:span text:style-name="T3">0</text:span> ⨯ id → id] &lt;=&gt; f[id ⨯ g<text:span text:style-name="T3">1</text:span> → id]</text:p>
      <text:p text:style-name="P1"/>
      <text:p text:style-name="P1"><text:tab/><text:span text:style-name="T4">f : T → U</text:span></text:p>
      <text:p text:style-name="P1"/>
      <text:p text:style-name="P6">Since `id` maps to same type `T → T`, it follows that `g<text:span text:style-name="T2">0</text:span>` and `g<text:span text:style-name="T2">1</text:span>` also maps to same type:</text:p>
      <text:p text:style-name="P6"/>
      <text:p text:style-name="P6"><text:tab/>g<text:span text:style-name="T2">0</text:span> : T → T</text:p>
      <text:p text:style-name="P6"><text:tab/>g<text:span text:style-name="T2">1</text:span> : T → T</text:p>
      <text:p text:style-name="P1"/>
      <text:p text:style-name="P6">Since these two normal paths are the same, it means that <text:span text:style-name="T5">they both use the same function:</text:span></text:p>
      <text:p text:style-name="P1"/>
      <text:p text:style-name="P1"><text:span text:style-name="T6">∵</text:span><text:tab/>f[g<text:span text:style-name="T3">0</text:span> ⨯ id → id] <text:span text:style-name="T4">&lt;=&gt; h</text:span><text:tab/><text:tab/>f(x, y) = h(g<text:span text:style-name="T3">0</text:span>(x), y)</text:p>
      <text:p text:style-name="P1"><text:span text:style-name="T6">∵</text:span><text:tab/>f[id ⨯ g<text:span text:style-name="T3">1</text:span> → id]<text:tab/> <text:span text:style-name="T4">&lt;=&gt; h</text:span><text:tab/><text:tab/>f(x, y) = h(x, g<text:span text:style-name="T3">1</text:span>(y))</text:p>
      <text:p text:style-name="P1"/>
      <text:p text:style-name="P1"><text:span text:style-name="T6">∴</text:span><text:tab/>h(g(x), y) = h(x, g(y))</text:p>
      <text:p text:style-name="P1"/>
      <text:p text:style-name="P8">The `g<text:span text:style-name="T2">0</text:span>` is called the “left side” and `g<text:span text:style-name="T2">1</text:span>` is called the “right side”.</text:p>
      <text:p text:style-name="P1"/>
      <text:p text:style-name="P8">When the left side is equal to the right side, `f` is a self-adjoint.</text:p>
      <text:p text:style-name="P1"/>
      <text:p text:style-name="P8">The `id` function is a self-adjoint for every function.</text:p>
      <text:p text:style-name="P8"/>
      <text:p text:style-name="P8"><text:tab/>f[id] &lt;=&gt; f[id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6:14:24.944048000</meta:creation-date>
    <dc:date>2020-05-05T20:21:59.940403000</dc:date>
    <meta:editing-duration>PT3M1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7" meta:word-count="166" meta:character-count="762" meta:non-whitespace-character-count="605"/>
  </office:meta>
</office:document-meta>
</file>